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officeooo:paragraph-rsid="001e47a4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#ffffff"/>
    </style:style>
    <style:style style:name="P4" style:family="paragraph" style:parent-style-name="Text_20_body" style:list-style-name="L3">
      <style:paragraph-properties fo:margin-left="0cm" fo:margin-right="0cm" fo:text-indent="0cm" style:auto-text-indent="false" fo:padding="0cm" fo:border="none" style:writing-mode="lr-tb"/>
      <style:text-properties fo:background-color="#ffffff"/>
    </style:style>
    <style:style style:name="P5" style:family="paragraph" style:parent-style-name="Text_20_body" style:list-style-name="L4">
      <style:paragraph-properties fo:margin-left="0cm" fo:margin-right="0cm" fo:text-indent="0cm" style:auto-text-indent="false" fo:padding="0cm" fo:border="none" style:writing-mode="lr-tb"/>
      <style:text-properties fo:background-color="#ffffff"/>
    </style:style>
    <style:style style:name="P6" style:family="paragraph" style:parent-style-name="Text_20_body" style:list-style-name="L5">
      <style:paragraph-properties fo:margin-left="0cm" fo:margin-right="0cm" fo:text-indent="0cm" style:auto-text-indent="false" fo:padding="0cm" fo:border="none" style:writing-mode="lr-tb"/>
      <style:text-properties fo:background-color="#ffffff"/>
    </style:style>
    <style:style style:name="T1" style:family="text">
      <style:text-properties officeooo:rsid="001f9f98" fo:background-color="#ffffff" loext:char-shading-value="0"/>
    </style:style>
    <style:style style:name="T2" style:family="text">
      <style:text-properties officeooo:rsid="001e47a4"/>
    </style:style>
    <style:style style:name="T3" style:family="text">
      <style:text-properties fo:font-weight="bold" fo:background-color="#ffffff" loext:char-shading-value="0" style:font-weight-asian="bold" style:font-weight-complex="bold"/>
    </style:style>
    <style:style style:name="T4" style:family="text">
      <style:text-properties fo:font-weight="normal" officeooo:rsid="0020fc0d" style:font-weight-asian="normal" style:font-weight-complex="normal"/>
    </style:style>
    <style:style style:name="T5" style:family="text">
      <style:text-properties fo:font-weight="normal" officeooo:rsid="0020fc0d" fo:background-color="#ffffff" loext:char-shading-value="0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34f8b3d-7fff-f911-dcad-72dd5fd1de31"/><text:span text:style-name="T1"/></text:p>
      <text:p text:style-name="P2"><text:span text:style-name="T3">Radiação<text:line-break/></text:span><text:span text:style-name="T5">Para a radiação, podemos citar dois exemplos: na Terra, onde temos radiação de fundo natural de fontes cósmicas (raios cósmicos, radiação solar) e fontes terrestres (radiação de rochas, radônio) e a radiação artificial (raios X, reatores nucleares). O outro exemplo é no espaço, onde temos raios cósmicos galácticos (GCR) de fora do sistema solar, partículas solares emitidas pelo sol durante explosões solares e radiação capturada pelo campo magnético da Terra.<text:line-break/>A radiação é perigosa por conter energia suficiente para alterar ou quebrar moléculas de DNA, danificando ou matando uma célula, levando a problemas de saúdes de efeitos de curto e longo prazo. Podemos citar como exemplos de curto prazo alterações no sangue, diarreia, náuseas, vômitos, aqueles que serão leves e irão embora com o tempo. Já os de longo prazo são muito mais graves, como danos no sistema nervoso, catarata, câncer, esterilidade e morte. Há uma grande variância na exposição à radiação dependendo da altitude da nave, a blindagem da nave e traje espacial, duração da missão e o tipo de radiação, além de ter variáveis de tipos de corpo, idade e sexo.</text:span><text:line-break/><text:line-break/>------------------------------------------------------------------------------------------------------------------------<text:line-break/><text:span text:style-name="T2"><text:line-break/>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02:56:52.307000000</meta:creation-date>
    <dc:date>2023-10-08T03:30:15.701000000</dc:date>
    <meta:editing-duration>PT33M23S</meta:editing-duration>
    <meta:editing-cycles>3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" meta:word-count="185" meta:character-count="1264" meta:non-whitespace-character-count="1074"/>
  </office:meta>
</office:document-meta>
</file>